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fo:language="fr" fo:country="FR" officeooo:rsid="002cebe8" officeooo:paragraph-rsid="0001b448" style:font-size-asian="18pt" style:font-size-complex="18pt"/>
    </style:style>
    <style:style style:name="P2" style:family="paragraph" style:parent-style-name="Standard">
      <style:paragraph-properties fo:text-align="center" style:justify-single-word="false"/>
      <style:text-properties fo:font-size="26pt" fo:language="fr" fo:country="FR" officeooo:rsid="000040ef" officeooo:paragraph-rsid="0001b448" style:font-size-asian="26pt" style:font-size-complex="26pt"/>
    </style:style>
    <style:style style:name="P3" style:family="paragraph" style:parent-style-name="Standard">
      <style:paragraph-properties fo:text-align="center" style:justify-single-word="false"/>
      <style:text-properties fo:font-size="36pt" fo:language="fr" fo:country="FR" fo:font-weight="bold" officeooo:rsid="000040ef" officeooo:paragraph-rsid="0001b448" style:font-size-asian="36pt" style:font-weight-asian="bold" style:font-size-complex="36pt" style:font-weight-complex="bold"/>
    </style:style>
    <style:style style:name="P4" style:family="paragraph" style:parent-style-name="Standard">
      <style:paragraph-properties fo:text-align="center" style:justify-single-word="false"/>
      <style:text-properties fo:font-size="36pt" fo:language="fr" fo:country="FR" fo:font-weight="bold" officeooo:rsid="0001b448" officeooo:paragraph-rsid="0001b448" style:font-size-asian="36pt" style:font-weight-asian="bold" style:font-size-complex="36pt" style:font-weight-complex="bold"/>
    </style:style>
    <style:style style:name="P5" style:family="paragraph" style:parent-style-name="Standard" style:master-page-name="First_20_Page">
      <style:paragraph-properties fo:text-align="center" style:justify-single-word="false" style:page-number="auto"/>
      <style:text-properties fo:font-size="26pt" fo:language="fr" fo:country="FR" officeooo:rsid="000040ef" officeooo:paragraph-rsid="0001b448" style:font-size-asian="26pt" style:font-size-complex="26pt"/>
    </style:style>
    <style:style style:name="P6" style:family="paragraph" style:parent-style-name="Standard" style:master-page-name="Standard">
      <style:paragraph-properties fo:text-align="center" style:justify-single-word="false" style:page-number="1" fo:break-before="page"/>
      <style:text-properties fo:font-size="18pt" fo:language="fr" fo:country="FR" officeooo:rsid="002cebe8" officeooo:paragraph-rsid="0001b448" style:font-size-asian="18pt" style:font-size-complex="18pt"/>
    </style:style>
    <style:style style:name="P7" style:family="paragraph" style:parent-style-name="Text_20_body">
      <style:text-properties officeooo:rsid="0004243e" officeooo:paragraph-rsid="0004243e"/>
    </style:style>
    <style:style style:name="P8" style:family="paragraph" style:parent-style-name="Text_20_body">
      <style:text-properties officeooo:rsid="0005f110" officeooo:paragraph-rsid="0005f110"/>
    </style:style>
    <style:style style:name="P9" style:family="paragraph" style:parent-style-name="Text_20_body" style:list-style-name="L1">
      <style:text-properties officeooo:rsid="0005f110" officeooo:paragraph-rsid="0005f110"/>
    </style:style>
    <style:style style:name="P10" style:family="paragraph" style:parent-style-name="Text_20_body" style:list-style-name="L1">
      <style:paragraph-properties fo:margin-left="0cm" fo:margin-right="0cm" fo:text-indent="0cm" style:auto-text-indent="false"/>
      <style:text-properties officeooo:rsid="0006588c" officeooo:paragraph-rsid="0006588c"/>
    </style:style>
    <style:style style:name="P11" style:family="paragraph" style:parent-style-name="Heading_20_1">
      <style:paragraph-properties fo:break-before="page"/>
      <style:text-properties officeooo:rsid="00032139" officeooo:paragraph-rsid="00032139"/>
    </style:style>
    <style:style style:name="P12" style:family="paragraph" style:parent-style-name="Heading_20_1">
      <style:text-properties officeooo:rsid="0004243e" officeooo:paragraph-rsid="0004243e"/>
    </style:style>
    <style:style style:name="P13" style:family="paragraph" style:parent-style-name="Footer">
      <style:text-properties officeooo:rsid="00032139" officeooo:paragraph-rsid="00032139"/>
    </style:style>
    <style:style style:name="P14" style:family="paragraph">
      <style:paragraph-properties fo:text-align="center"/>
    </style:style>
    <style:style style:name="T1" style:family="text">
      <style:text-properties officeooo:rsid="0001b44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2"/>
      <text:p text:style-name="P2"/>
      <text:p text:style-name="P2"/>
      <text:p text:style-name="P2"/>
      <text:p text:style-name="P2"/>
      <text:p text:style-name="P2"/>
      <text:p text:style-name="P2"/>
      <text:p text:style-name="P3">TP<text:span text:style-name="T1">3</text:span></text:p>
      <text:p text:style-name="P4">Dictionnaire arborescent</text:p>
      <text:p text:style-name="P3"><draw:line text:anchor-type="paragraph" draw:z-index="0" draw:name="Forme4" draw:style-name="gr1" draw:text-style-name="P14" svg:x1="3.821cm" svg:y1="0.843cm" svg:x2="14.193cm" svg:y2="0.843cm"><text:p/></draw:line></text:p>
      <text:p text:style-name="P1">Mathieu ARQUILLIERE</text:p>
      <text:p text:style-name="P6"/>
      <text:h text:style-name="P11" text:outline-level="1">I – Présentation</text:h>
      <text:p text:style-name="P7">L’objectif de ce TP est de créer une bibliothèque de gestion de dictionnaire arborescent en utilisant les notions d’arbre vu en cours et la bibliothèque de la pile créée au TP 2.</text:p>
      <text:h text:style-name="P12" text:outline-level="1">II – Description des structures de données</text:h>
      <text:p text:style-name="P7">Les arbres seront utilisés avec la structure des liens horizontaux et liens verticaux. Chaque point de l’arbre contient donc une valeur (en l’occurrence un caractère), un pointeur sur son frère le plus proche et un pointeur sur son premier fils. On a donc des gestions de listes chaînées.</text:p>
      <text:p text:style-name="P8">Les arbres seront utilisés pour contenir des dictionnaires. Il y a donc les contraintes suivantes :</text:p>
      <text:list xml:id="list3671340921" text:style-name="L1">
        <text:list-item>
          <text:p text:style-name="P9">Chaque point de l’arbre est une lettre</text:p>
        </text:list-item>
        <text:list-item>
          <text:p text:style-name="P9">Une lettre ne figure qu’une seule fois dans la liste des successeurs d’un point</text:p>
        </text:list-item>
        <text:list-item>
          <text:p text:style-name="P9">Les lettres appartenant à une même liste chaînée en lien horizontal sont triées par ordre alphabétique</text:p>
        </text:list-item>
        <text:list-item>
          <text:p text:style-name="P9">Si un point est une majuscule, la suite de lettres depuis la racine jusqu’à ce point forme un mot</text:p>
        </text:list-item>
        <text:list-item>
          <text:p text:style-name="P9">Si un mot existe dans le dictionnaire, il existe un chemin depuis la racine jusqu’à une lettre en majuscule et dont les caractères des points forment le mot</text:p>
          <text:p text:style-name="P10">Exemple de dictionnaire sous forme d’arbre contenant les mots :</text:p>
          <text:p text:style-name="P10"><draw:line text:anchor-type="paragraph" draw:z-index="1" draw:name="Forme1" draw:style-name="gr2" draw:text-style-name="P14" svg:x1="2.882cm" svg:y1="2.494cm" svg:x2="1.824cm" svg:y2="3.521cm"><text:p/></draw:line><draw:line text:anchor-type="paragraph" draw:z-index="2" draw:name="Forme2" draw:style-name="gr2" draw:text-style-name="P14" svg:x1="1.138cm" svg:y1="4.673cm" svg:x2="0.579cm" svg:y2="5.763cm"><text:p/></draw:line><draw:line text:anchor-type="paragraph" draw:z-index="3" draw:name="Forme3" draw:style-name="gr2" draw:text-style-name="P14" svg:x1="0.173cm" svg:y1="6.634cm" svg:x2="-0.231cm" svg:y2="7.631cm"><text:p/></draw:line><draw:line text:anchor-type="paragraph" draw:z-index="4" draw:name="Forme5" draw:style-name="gr2" draw:text-style-name="P14" svg:x1="-0.387cm" svg:y1="8.781cm" svg:x2="-0.854cm" svg:y2="9.529cm"><text:p/></draw:line><draw:line text:anchor-type="paragraph" draw:z-index="5" draw:name="Forme6" draw:style-name="gr2" draw:text-style-name="P14" svg:x1="1.73cm" svg:y1="5.14cm" svg:x2="2.289cm" svg:y2="5.98cm"><text:p/></draw:line><draw:line text:anchor-type="paragraph" draw:z-index="6" draw:name="Forme7" draw:style-name="gr2" draw:text-style-name="P14" svg:x1="2.353cm" svg:y1="6.727cm" svg:x2="2.476cm" svg:y2="7.847cm"><text:p/></draw:line><draw:line text:anchor-type="paragraph" draw:z-index="7" draw:name="Forme8" draw:style-name="gr2" draw:text-style-name="P14" svg:x1="5.371cm" svg:y1="2.711cm" svg:x2="4.812cm" svg:y2="3.895cm"><text:p/></draw:line><draw:line text:anchor-type="paragraph" draw:z-index="8" draw:name="Forme9" draw:style-name="gr2" draw:text-style-name="P14" svg:x1="4.532cm" svg:y1="4.921cm" svg:x2="3.941cm" svg:y2="5.949cm"><text:p/></draw:line><draw:line text:anchor-type="paragraph" draw:z-index="9" draw:name="Forme10" draw:style-name="gr2" draw:text-style-name="P14" svg:x1="3.877cm" svg:y1="6.821cm" svg:x2="3.815cm" svg:y2="7.692cm"><text:p/></draw:line><draw:line text:anchor-type="paragraph" draw:z-index="10" draw:name="Forme11" draw:style-name="gr2" draw:text-style-name="P14" svg:x1="3.722cm" svg:y1="8.689cm" svg:x2="3.66cm" svg:y2="9.871cm"><text:p/></draw:line><draw:line text:anchor-type="paragraph" draw:z-index="11" draw:name="Forme12" draw:style-name="gr2" draw:text-style-name="P14" svg:x1="5.154cm" svg:y1="5.357cm" svg:x2="5.651cm" svg:y2="6.073cm"><text:p/></draw:line><draw:line text:anchor-type="paragraph" draw:z-index="12" draw:name="Forme13" draw:style-name="gr2" draw:text-style-name="P14" svg:x1="5.59cm" svg:y1="6.821cm" svg:x2="5.652cm" svg:y2="8.096cm"><text:p/></draw:line><draw:line text:anchor-type="paragraph" draw:z-index="13" draw:name="Forme14" draw:style-name="gr2" draw:text-style-name="P14" svg:x1="5.807cm" svg:y1="3.24cm" svg:x2="6.587cm" svg:y2="4.175cm"><text:p/></draw:line><draw:line text:anchor-type="paragraph" draw:z-index="14" draw:name="Forme15" draw:style-name="gr2" draw:text-style-name="P14" svg:x1="6.865cm" svg:y1="4.798cm" svg:x2="7.394cm" svg:y2="6.105cm"><text:p/></draw:line><draw:line text:anchor-type="paragraph" draw:z-index="15" draw:name="Forme16" draw:style-name="gr2" draw:text-style-name="P14" svg:x1="7.457cm" svg:y1="6.727cm" svg:x2="7.364cm" svg:y2="8.408cm"><text:p/></draw:line>arbre ; arts ; art ; test ; terre ; tit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15%" fo:text-align="justify" style:justify-single-word="false" fo:text-indent="0.4cm" style:auto-text-indent="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left="0.63cm" fo:margin-right="0cm" fo:margin-top="0.423cm" fo:margin-bottom="0.212cm" loext:contextual-spacing="false" fo:text-indent="0cm" style:auto-text-indent="false"/>
      <style:text-properties fo:color="#2a6099" fo:font-size="130%" fo:font-weight="bold" style:font-size-asian="130%" style:font-weight-asian="bold" style:font-size-complex="130%" style:font-weight-complex="bold"/>
    </style:style>
    <style:style style:name="Liste_20_à_20_puces" style:display-name="Liste à puces" style:family="paragraph" style:parent-style-name="Standard" style:list-style-name="WW8Num16">
      <style:paragraph-properties fo:margin-left="1.002cm" fo:margin-right="0cm" fo:text-indent="-0.501cm" style:auto-text-indent="false">
        <style:tab-stops/>
      </style:paragraph-properties>
      <style:text-properties fo:font-size="10pt" style:font-size-asian="10pt"/>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2.903cm" fo:text-indent="-0.635cm" fo:margin-left="2.903cm"/>
        </style:list-level-properties>
        <style:text-properties style:font-name="Courier New"/>
      </text:list-level-style-bullet>
      <text:list-level-style-bullet text:level="3" text:style-name="WW8Num16z0" style:num-suffix="." text:bullet-char="">
        <style:list-level-properties text:list-level-position-and-space-mode="label-alignment">
          <style:list-level-label-alignment text:label-followed-by="listtab" text:list-tab-stop-position="4.173cm" fo:text-indent="-0.635cm" fo:margin-left="4.173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443cm" fo:text-indent="-0.635cm" fo:margin-left="5.443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713cm" fo:text-indent="-0.635cm" fo:margin-left="6.713cm"/>
        </style:list-level-properties>
        <style:text-properties style:font-name="Courier New"/>
      </text:list-level-style-bullet>
      <text:list-level-style-bullet text:level="6" text:style-name="WW8Num16z0" style:num-suffix="." text:bullet-char="">
        <style:list-level-properties text:list-level-position-and-space-mode="label-alignment">
          <style:list-level-label-alignment text:label-followed-by="listtab" text:list-tab-stop-position="7.983cm" fo:text-indent="-0.635cm" fo:margin-left="7.983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9.253cm" fo:text-indent="-0.635cm" fo:margin-left="9.253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523cm" fo:text-indent="-0.635cm" fo:margin-left="10.523cm"/>
        </style:list-level-properties>
        <style:text-properties style:font-name="Courier New"/>
      </text:list-level-style-bullet>
      <text:list-level-style-bullet text:level="9" text:style-name="WW8Num16z0" style:num-suffix="." text:bullet-char="">
        <style:list-level-properties text:list-level-position-and-space-mode="label-alignment">
          <style:list-level-label-alignment text:label-followed-by="listtab" text:list-tab-stop-position="11.793cm" fo:text-indent="-0.635cm" fo:margin-left="11.79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32139" officeooo:paragraph-rsid="0003213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Mathieu ARQUILLIERE<text:tab/><text:page-number text:select-page="current">2</text:page-number><text:tab/>TP3 : Dictionnaire arborescent</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7T12:54:14.462215327</meta:creation-date>
    <dc:date>2019-05-27T13:23:47.248463082</dc:date>
    <meta:editing-duration>PT23M9S</meta:editing-duration>
    <meta:editing-cycles>6</meta:editing-cycles>
    <meta:generator>LibreOffice/6.0.7.3$Linux_X86_64 LibreOffice_project/00m0$Build-3</meta:generator>
    <meta:document-statistic meta:table-count="0" meta:image-count="0" meta:object-count="0" meta:page-count="4" meta:paragraph-count="16" meta:word-count="228" meta:character-count="1303" meta:non-whitespace-character-count="1096"/>
  </office:meta>
</office:document-meta>
</file>